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7" style:family="table-cell" style:parent-style-name="Default">
      <style:table-cell-properties fo:background-color="#99cc66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cc66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AltSeq 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  <table:table-cell/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IMPORT’ é incorreto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6 + 1 ok</text:p>
          </table:table-cell>
          <table:table-cell office:value-type="string" calcext:value-type="string">
            <text:p>Label novo em ‘import’ e diferença marginal: tanto em ‘import’ quanto em ‘foreign’ o algoritmo rotula o choice, enquanto a anotação manual rotula a segunda alternativa da escolha</text:p>
          </table:table-cell>
          <table:table-cell/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  <table:table-cell/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  <table:table-cell/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65" calcext:value-type="float">
            <text:p>65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+7" office:value-type="float" office:value="78" calcext:value-type="float">
            <text:p>78</text:p>
          </table:table-cell>
          <table:table-cell/>
          <table:table-cell table:formula="of:=[.E54]+7" office:value-type="float" office:value="45" calcext:value-type="float">
            <text:p>45</text:p>
          </table:table-cell>
          <table:table-cell office:value-type="string" calcext:value-type="string">
            <text:p>Regular: 78 corretos e 2 errados. 76 <text:s/>+ 2 corretos iguais, 2 corretos novos, 9 ausentes, 0 incorretos nov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  <table:table-cell/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0" calcext:value-type="float">
            <text:p>30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10" calcext:value-type="float">
            <text:p>10</text:p>
          </table:table-cell>
          <table:table-cell office:value-type="string" calcext:value-type="string">
            <text:p>Soft: 45 corretos e 0 errado. 44 <text:s/>corretos iguais, 1 correto novo, 43 ausentes, 0 incorretos novos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3" office:value-type="float" office:value="33" calcext:value-type="float">
            <text:p>33</text:p>
          </table:table-cell>
          <table:table-cell/>
          <table:table-cell table:formula="of:=[.E57]+2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Labels related to fail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xpAssign (3), expVarDec, expStat, assignAssign, typeReturnTypes (all erros related to missing labels in comparison with the manual annotation)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…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2" table:number-columns-repeated="2"/>
        </table:table-row>
        <table:table-row table:style-name="ro1">
          <table:table-cell table:style-name="ce5" table:number-columns-repeated="5"/>
          <table:table-cell table:number-columns-repeated="2"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string" calcext:value-type="string">
            <text:p>Rotulou ‘exp’ (parece o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office:value-type="string" calcext:value-type="string">
            <text:p>Regular: Total 75. 65 corretas iguais, 9 novas corretas, 1 nova incorreta, 22 ausent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 office:value-type="string" calcext:value-type="string">
            <text:p>Hard: Total 23. 19 corretas iguais, 4 novas corretas, 0 nova incorreta, 68 ausentes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Total 65. 59 corretas iguais, 6 corretas novas, 0 nova incorreta, 28 ausent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Regular: 25 regras com anotações corretas, 1 com anotação incorreta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Hard: 13 regras com anotações corretas, 0 com anotação incorreta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20 regras com anotações corretas, 0 com anotação incorreta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9" calcext:value-type="float">
            <text:p>19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8" calcext:value-type="float">
            <text:p>48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2" calcext:value-type="float">
            <text:p>22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Labels related to fail in Regular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Ausentes: <text:s/>braces (2 testes), colon (não anotou em conditional_exp), endcomment (regra léxica), enumerator (test multEnumerator), enumeratorComma, 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invalidDecl (invalidDec, multBrack, multSemicolon), invalidExpr (não anotou em struct_declarator, assignment_exp (2), enumerator ),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invalidExprCond (2 testes), semicolon (missing in struct_decl), stat (missing in ‘if’), zerodecl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table:number-columns-repeated="2"/>
          <table:table-cell table:style-name="ce12" table:number-columns-repeated="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5:02:39.921764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5-13T15:21:49.046365867</dc:date>
    <meta:editing-duration>P1DT20H58M39S</meta:editing-duration>
    <meta:editing-cycles>26</meta:editing-cycles>
    <meta:generator>LibreOffice/6.0.7.3$Linux_X86_64 LibreOffice_project/00m0$Build-3</meta:generator>
    <meta:document-statistic meta:table-count="2" meta:cell-count="603" meta:object-count="0"/>
  </office:meta>
</office:document-meta>
</file>